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" style:parent-style-name="Normal" style:family="paragraph">
      <style:text-properties fo:language="es" fo:country="ES"/>
    </style:style>
    <style:style style:name="T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5" style:parent-style-name="Normal" style:family="paragraph">
      <style:text-properties fo:language="es" fo:country="ES"/>
    </style:style>
    <style:style style:name="T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" style:parent-style-name="Normal" style:family="paragraph">
      <style:text-properties fo:language="es" fo:country="ES"/>
    </style:style>
    <style:style style:name="T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9" style:parent-style-name="Normal" style:family="paragraph">
      <style:text-properties fo:language="es" fo:country="ES"/>
    </style:style>
    <style:style style:name="T1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1" style:parent-style-name="Normal" style:family="paragraph">
      <style:text-properties fo:language="es" fo:country="ES"/>
    </style:style>
    <style:style style:name="T1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3" style:parent-style-name="Normal" style:family="paragraph">
      <style:text-properties fo:language="es" fo:country="ES"/>
    </style:style>
    <style:style style:name="P14" style:parent-style-name="Normal" style:family="paragraph">
      <style:text-properties fo:language="es" fo:country="ES"/>
    </style:style>
    <style:style style:name="P15" style:parent-style-name="Normal" style:family="paragraph">
      <style:text-properties fo:language="es" fo:country="ES"/>
    </style:style>
    <style:style style:name="T1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7" style:parent-style-name="Normal" style:family="paragraph">
      <style:text-properties fo:language="es" fo:country="ES"/>
    </style:style>
    <style:style style:name="T1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2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21" style:parent-style-name="Normal" style:family="paragraph">
      <style:text-properties fo:language="es" fo:country="ES"/>
    </style:style>
    <style:style style:name="T2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2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2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25" style:parent-style-name="Normal" style:family="paragraph">
      <style:text-properties fo:language="es" fo:country="ES"/>
    </style:style>
    <style:style style:name="T2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27" style:parent-style-name="Normal" style:family="paragraph">
      <style:text-properties fo:language="es" fo:country="ES"/>
    </style:style>
    <style:style style:name="T2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29" style:parent-style-name="Normal" style:family="paragraph">
      <style:text-properties fo:language="es" fo:country="ES"/>
    </style:style>
    <style:style style:name="P30" style:parent-style-name="Normal" style:family="paragraph">
      <style:text-properties fo:language="es" fo:country="ES"/>
    </style:style>
    <style:style style:name="P31" style:parent-style-name="Normal" style:family="paragraph">
      <style:text-properties fo:language="es" fo:country="ES"/>
    </style:style>
    <style:style style:name="T3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3" style:parent-style-name="Normal" style:family="paragraph">
      <style:text-properties fo:language="es" fo:country="ES"/>
    </style:style>
    <style:style style:name="T3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5" style:parent-style-name="Normal" style:family="paragraph">
      <style:text-properties fo:language="es" fo:country="ES"/>
    </style:style>
    <style:style style:name="P36" style:parent-style-name="Normal" style:family="paragraph">
      <style:text-properties fo:language="es" fo:country="ES"/>
    </style:style>
    <style:style style:name="T37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8" style:parent-style-name="Normal" style:family="paragraph">
      <style:text-properties fo:language="es" fo:country="ES"/>
    </style:style>
    <style:style style:name="T39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40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41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42" style:parent-style-name="Normal" style:family="paragraph">
      <style:text-properties fo:language="es" fo:country="ES"/>
    </style:style>
    <style:style style:name="T43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44" style:parent-style-name="Normal" style:family="paragraph">
      <style:text-properties fo:language="es" fo:country="ES"/>
    </style:style>
    <style:style style:name="T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5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3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4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55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7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5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59" style:parent-style-name="Normal" style:family="paragraph">
      <style:text-properties fo:language="es" fo:country="ES"/>
    </style:style>
    <style:style style:name="T6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61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62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63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64" style:parent-style-name="Normal" style:family="paragraph">
      <style:text-properties fo:language="es" fo:country="ES"/>
    </style:style>
    <style:style style:name="T65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66" style:parent-style-name="Normal" style:family="paragraph">
      <style:text-properties fo:language="es" fo:country="ES"/>
    </style:style>
    <style:style style:name="T67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68" style:parent-style-name="Normal" style:family="paragraph">
      <style:text-properties fo:language="es" fo:country="ES"/>
    </style:style>
    <style:style style:name="T69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0" style:parent-style-name="Normal" style:family="paragraph">
      <style:text-properties fo:language="es" fo:country="ES"/>
    </style:style>
    <style:style style:name="T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7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3" style:parent-style-name="Normal" style:family="paragraph">
      <style:text-properties fo:language="es" fo:country="ES"/>
    </style:style>
    <style:style style:name="T7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1" style:parent-style-name="Normal" style:family="paragraph">
      <style:text-properties fo:language="es" fo:country="ES"/>
    </style:style>
    <style:style style:name="T8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9" style:parent-style-name="Normal" style:family="paragraph">
      <style:text-properties fo:language="es" fo:country="ES"/>
    </style:style>
    <style:style style:name="P90" style:parent-style-name="Normal" style:family="paragraph">
      <style:text-properties fo:language="es" fo:country="ES"/>
    </style:style>
    <style:style style:name="T91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9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93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9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9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9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name="T99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0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01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0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03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0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0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0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07" style:parent-style-name="Normal" style:family="paragraph">
      <style:text-properties fo:language="es" fo:country="ES"/>
    </style:style>
    <style:style style:name="T10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0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1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1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1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1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1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15" style:parent-style-name="Normal" style:family="paragraph">
      <style:text-properties fo:language="es" fo:country="ES"/>
    </style:style>
    <style:style style:name="P116" style:parent-style-name="Normal" style:family="paragraph">
      <style:text-properties fo:language="es" fo:country="ES"/>
    </style:style>
    <style:style style:name="P117" style:parent-style-name="Normal" style:family="paragraph">
      <style:text-properties fo:language="es" fo:country="ES"/>
    </style:style>
    <style:style style:name="T11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19" style:parent-style-name="Normal" style:family="paragraph">
      <style:text-properties fo:language="es" fo:country="ES"/>
    </style:style>
    <style:style style:name="P120" style:parent-style-name="Normal" style:family="paragraph">
      <style:text-properties fo:language="es" fo:country="ES"/>
    </style:style>
    <style:style style:name="T121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2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23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2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25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2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27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2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29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3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31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3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3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5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7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9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42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44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46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48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5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51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5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53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5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55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56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57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58" style:parent-style-name="Normal" style:family="paragraph">
      <style:text-properties fo:language="es" fo:country="ES"/>
    </style:style>
    <style:style style:name="T159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60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6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2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6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4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6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7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6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9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7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71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72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73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74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75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7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77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7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79" style:parent-style-name="Normal" style:family="paragraph">
      <style:text-properties fo:language="es" fo:country="ES"/>
    </style:style>
    <style:style style:name="T18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81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8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83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8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85" style:parent-style-name="Normal" style:family="paragraph">
      <style:text-properties fo:language="es" fo:country="ES"/>
    </style:style>
    <style:style style:name="P186" style:parent-style-name="Normal" style:family="paragraph">
      <style:text-properties fo:language="es" fo:country="ES"/>
    </style:style>
    <style:style style:name="T187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88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89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90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91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92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93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94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95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96" style:parent-style-name="Fuentedepárrafopredeter.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97" style:parent-style-name="Fuentedepárrafopredeter." style:family="text">
      <style:text-properties style:font-name="Cambria Math" style:font-name-asian="Cambria Math" style:font-name-complex="Cambria Math" fo:font-size="12pt" style:font-size-asian="12pt" fo:language="es" fo:country="ES"/>
    </style:style>
    <style:style style:name="T198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1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0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2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4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6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07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0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9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11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13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15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16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18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20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22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24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25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2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27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2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29" style:parent-style-name="Fuentedepárrafopredeter." style:family="text">
      <style:text-properties style:font-name="Cambria Math" style:font-name-asian="Cambria Math" style:font-name-complex="Cambria Math" fo:font-size="12pt" style:font-size-asian="12pt"/>
    </style:style>
    <style:style style:name="T2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/>
      <text:p text:style-name="Normal"><text:span text:style-name="T2">Checkpoint 1;</text:span></text:p>
      <text:p text:style-name="P3"/>
      <text:p text:style-name="Normal"><text:span text:style-name="T4">a) Nuestro procesador OrgaSmall tiene un tamaño de memoria de 256 palabras de 8 bits (de la cartilla OrgaSmall)</text:span></text:p>
      <text:p text:style-name="P5"/>
      <text:p text:style-name="Normal"><text:span text:style-name="T6">b) El program counter (PC) tiene un tamaño de 8 bits.</text:span></text:p>
      <text:p text:style-name="P7"/>
      <text:p text:style-name="Normal"><text:span text:style-name="T8">c) El instruction register está compuesto por dos registros Intruction Register Low (IRL) e Instruction Register High (IRH) donde cada uno recibe 8 bits del bus de datos. Como tenemos dos registros que componen el Instruction Register, entonces el IR tiene una capacidad de 8 bits.</text:span></text:p>
      <text:p text:style-name="P9"/>
      <text:p text:style-name="Normal"><text:span text:style-name="T10">El IR se encuentra recibiendo instrucciones del bus de datos y las mismas son “pasadas” al Decoder.</text:span></text:p>
      <text:p text:style-name="P11"/>
      <text:p text:style-name="Normal"><text:span text:style-name="T12">d)</text:span></text:p>
      <text:p text:style-name="P13"/>
      <text:p text:style-name="P14"/>
      <text:p text:style-name="P15"/>
      <text:p text:style-name="Normal"><text:span text:style-name="T16">Checkpoint 2:</text:span></text:p>
      <text:p text:style-name="P17"/>
      <text:p text:style-name="Normal"><text:span text:style-name="T18">a) En el program counter (PC) la señal de<text:s/></text:span><text:span text:style-name="T19">INC</text:span><text:span text:style-name="T20"><text:s/>se encarga de incrementar el program counter en una palabra, es decir, permite actualizar la instrucción que posteriormente se ejecutará a la instrucción leída.</text:span></text:p>
      <text:p text:style-name="P21"/>
      <text:p text:style-name="Normal"><text:span text:style-name="T22">b) La instrucción de la ALU<text:s/></text:span><text:span text:style-name="T23">opW</text:span><text:span text:style-name="T24"><text:s/>permite realizar escritura sobre los flags de la misma. Si estamos operando con dos valores A y B el cual modifica el estado de los flags, si opW estuviera en 0, no podriamos observar el cambio de los flags que realiza nuestra operación.</text:span></text:p>
      <text:p text:style-name="P25"/>
      <text:p text:style-name="Normal"><text:span text:style-name="T26">c) EXPLICADO EN EL DIAGRAMA</text:span></text:p>
      <text:p text:style-name="P27"/>
      <text:p text:style-name="Normal"><text:span text:style-name="T28">d) Habilita la entrada al bus de un valor inmediato, en este caso el valor de memoria. Se observa que el valueM es una dirección de 8 bits que indica</text:span></text:p>
      <text:p text:style-name="P29"/>
      <text:p text:style-name="P30"/>
      <text:p text:style-name="P31"/>
      <text:p text:style-name="Normal"><text:span text:style-name="T32">Checkpoint 3:</text:span></text:p>
      <text:p text:style-name="P33"/>
      <text:p text:style-name="Normal"><text:span text:style-name="T34">a) El siguiente set de instrucciones guarda en R0 y R1 dos números (0xFF, 0x11) y la instrucción siguiente sumara ambos registros y si el resultado tiene carry (dado por el flag) vuelve a ejecutar la operación, sino salta a la etiqueta halt. En este caso, JC estará en 0 por ende acabará el programa.</text:span></text:p>
      <text:p text:style-name="P35"/>
      <text:p text:style-name="P36"/>
      <text:p text:style-name="Normal"><text:span text:style-name="T37">b) Asumiendo que corremos el programa desde 0x00;</text:span></text:p>
      <text:p text:style-name="P38"/>
      <text:p text:style-name="Normal"><text:span text:style-name="T39">JMP seguir<text:s/></text:span><text:span text:style-name="T40">→</text:span><text:span text:style-name="T41"><text:s/>0x00</text:span></text:p>
      <text:p text:style-name="P42"/>
      <text:p text:style-name="Normal"><text:span text:style-name="T43">(porque toda instruccion ocupa dos palabras y direccionamos a 8 bits)</text:span></text:p>
      <text:p text:style-name="P44"/>
      <text:p text:style-name="Normal"><text:span text:style-name="T45">seguir:</text:span></text:p>
      <text:p text:style-name="Normal"><text:span text:style-name="T46">SET R0, 0xFF<text:s/></text:span><text:span text:style-name="T47">→</text:span><text:span text:style-name="T48"><text:s/>0x02</text:span></text:p>
      <text:p text:style-name="Normal"><text:span text:style-name="T49">SET R1, 0x11<text:s/></text:span><text:span text:style-name="T50">→</text:span><text:span text:style-name="T51"><text:s/>0x04</text:span></text:p>
      <text:p text:style-name="Normal"/>
      <text:p text:style-name="Normal"><text:span text:style-name="T52">siguiente:</text:span></text:p>
      <text:p text:style-name="Normal"><text:span text:style-name="T53">ADD R0, R1<text:s/></text:span><text:span text:style-name="T54">→</text:span><text:span text:style-name="T55"><text:s/>0x06</text:span></text:p>
      <text:p text:style-name="Normal"><text:span text:style-name="T56">JC siguiente<text:s/></text:span><text:span text:style-name="T57">→</text:span><text:span text:style-name="T58"><text:s/>0x08</text:span></text:p>
      <text:p text:style-name="P59"/>
      <text:p text:style-name="Normal"><text:span text:style-name="T60">halt:</text:span></text:p>
      <text:p text:style-name="Normal"><text:span text:style-name="T61">JMP halt<text:s/></text:span><text:span text:style-name="T62">→</text:span><text:span text:style-name="T63"><text:s/>0x0A</text:span></text:p>
      <text:p text:style-name="P64"/>
      <text:p text:style-name="Normal"><text:span text:style-name="T65">c) Hacen falta 30 ticks del clock para correr la instrucción en 0x0A.</text:span></text:p>
      <text:p text:style-name="P66"/>
      <text:p text:style-name="Normal"><text:span text:style-name="T67">d) Para llegar a la instrucción ADD hace falta realizar 8 microoperaciones. El microPC pasa de 002 a 001 con el PC en 0x09.</text:span></text:p>
      <text:p text:style-name="P68"/>
      <text:p text:style-name="Normal"><text:span text:style-name="T69">e) como cada instrucción tarda (asumiendo que siempre es igual) 32HZ, sabemos que</text:span></text:p>
      <text:p text:style-name="P70"/>
      <text:p text:style-name="Normal"><text:span text:style-name="T71">T = 1/freq. Como tenemos</text:span></text:p>
      <text:p text:style-name="Normal"/>
      <text:p text:style-name="Normal"/>
      <text:p text:style-name="Normal"><text:span text:style-name="T72">Checkpoint 4:</text:span></text:p>
      <text:p text:style-name="P73"/>
      <text:p text:style-name="Normal"><text:span text:style-name="T74">MicroOrgaSmall:</text:span></text:p>
      <text:p text:style-name="Normal"><text:span text:style-name="T75">se corta:<text:s/></text:span><text:span text:style-name="T76">si está cortado, el valor de los flags resultante de la ALU no podrá salir a la unidad de control.</text:span></text:p>
      <text:p text:style-name="Normal"><text:span text:style-name="T77">vale siempre 0:<text:s/></text:span><text:span text:style-name="T78">nunca realizará los saltos (JE,JL...).</text:span></text:p>
      <text:p text:style-name="Normal"><text:span text:style-name="T79">vale siempre 1:<text:s/></text:span><text:span text:style-name="T80">sin importar la operación que hagamos y el valor de las constantes siempre realizará los saltos.</text:span></text:p>
      <text:p text:style-name="P81"/>
      <text:p text:style-name="Normal"><text:span text:style-name="T82">Registers:</text:span></text:p>
      <text:p text:style-name="Normal"><text:span text:style-name="T83">se corta:<text:s/></text:span><text:span text:style-name="T84">si el enOut no tiene cable nunca podremos leer ningún valor almacenado en los registros.</text:span></text:p>
      <text:p text:style-name="Normal"><text:span text:style-name="T85">vale siempre 0:<text:s/></text:span><text:span text:style-name="T86">al igual que tener el cable cortado, no permitiríamos que el outData de los registros devuelva ningún valor.</text:span></text:p>
      <text:p text:style-name="Normal"><text:span text:style-name="T87">vale siempre 1:<text:s/></text:span><text:span text:style-name="T88">siempre estará volcando la información del registro seleccionado por el multiplexor.</text:span></text:p>
      <text:p text:style-name="P89"/>
      <text:p text:style-name="P90"/>
      <text:p text:style-name="Normal"><text:span text:style-name="T91">PC:</text:span></text:p>
      <text:p text:style-name="Normal"><text:span text:style-name="T92">se corta:<text:s/></text:span><text:span text:style-name="T93">no permite cargar un nuevo valor inicial al PC. Si tuvieramos que realizar un jump a otra posición de memoria no podríamos porque el load no tendría conexión.</text:span></text:p>
      <text:p text:style-name="Normal"><text:span text:style-name="T94">vale siempre 0: IDEM se corta</text:span></text:p>
      <text:p text:style-name="Normal"><text:span text:style-name="T95">vale siempre 1:<text:s/></text:span><text:span text:style-name="T96">siempre estará metiendo el valor que está en el bus de datos.</text:span></text:p>
      <text:p text:style-name="P97"/>
      <text:p text:style-name="P98"/>
      <text:p text:style-name="Normal"><text:span text:style-name="T99">ALU:</text:span></text:p>
      <text:p text:style-name="Normal"><text:span text:style-name="T100">se corta:<text:s/></text:span><text:span text:style-name="T101">entonces la ALU no podrá realizar ninguna de las operaciones que tiene disponible.</text:span></text:p>
      <text:p text:style-name="Normal"><text:span text:style-name="T102">vale siempre 0:<text:s/></text:span><text:span text:style-name="T103">el resultado nos devuelve cero con el flag de Z en 1.</text:span><text:span text:style-name="T104"><text:s/></text:span></text:p>
      <text:p text:style-name="Normal"><text:span text:style-name="T105">vale siempre 1:<text:s/></text:span><text:span text:style-name="T106">la ALU nos devuelve la constante 0xFF establecida en el multiplexor.</text:span></text:p>
      <text:p text:style-name="P107"/>
      <text:p text:style-name="Normal"><text:span text:style-name="T108">Memory:</text:span></text:p>
      <text:p text:style-name="Normal"><text:span text:style-name="T109">se corta:<text:s/></text:span><text:span text:style-name="T110">será imposible hacer direccionamiento a la memoria RAM y por ende a las instrucciones.</text:span></text:p>
      <text:p text:style-name="Normal"><text:span text:style-name="T111">vale siempre 0:<text:s/></text:span><text:span text:style-name="T112">direcciona siempre a la posición 0x00 de memoria.</text:span></text:p>
      <text:p text:style-name="Normal"><text:span text:style-name="T113">vale siempre 1:<text:s/></text:span><text:span text:style-name="T114">al igual que cero, leerá siempre la posición 0xFF.</text:span></text:p>
      <text:p text:style-name="P115"/>
      <text:p text:style-name="P116"/>
      <text:p text:style-name="P117"/>
      <text:p text:style-name="Normal"><text:span text:style-name="T118">Checkpoint 5: sumador de n naturales</text:span></text:p>
      <text:p text:style-name="P119"/>
      <text:p text:style-name="P120"/>
      <text:p text:style-name="Normal"><text:span text:style-name="T121">//<text:s/></text:span><text:span text:style-name="T122">guardo</text:span><text:span text:style-name="T123"><text:s/></text:span><text:span text:style-name="T124">el</text:span><text:span text:style-name="T125"><text:s/></text:span><text:span text:style-name="T126">n</text:span><text:span text:style-name="T127"><text:s/></text:span><text:span text:style-name="T128">en</text:span><text:span text:style-name="T129"><text:s/></text:span><text:span text:style-name="T130">R0</text:span><text:span text:style-name="T131"><text:s/></text:span></text:p>
      <text:p text:style-name="Normal"><text:span text:style-name="T132">MOV</text:span><text:span text:style-name="T133"><text:s/></text:span><text:span text:style-name="T134">R1</text:span><text:span text:style-name="T135">,<text:s/></text:span><text:span text:style-name="T136">0x00</text:span><text:span text:style-name="T137"><text:s/>//<text:s/></text:span><text:span text:style-name="T138">suma</text:span><text:span text:style-name="T139"><text:s/>=<text:s/></text:span><text:span text:style-name="T140">0</text:span></text:p>
      <text:p text:style-name="Normal"><text:span text:style-name="T141">MOV</text:span><text:span text:style-name="T142"><text:s/></text:span><text:span text:style-name="T143">R2</text:span><text:span text:style-name="T144">,<text:s/></text:span><text:span text:style-name="T145">0x01</text:span><text:span text:style-name="T146"><text:s/>//<text:s/></text:span><text:span text:style-name="T147">i</text:span><text:span text:style-name="T148"><text:s/>=<text:s/></text:span><text:span text:style-name="T149">1</text:span></text:p>
      <text:p text:style-name="Normal"><text:span text:style-name="T150">CMP</text:span><text:span text:style-name="T151"><text:s/></text:span><text:span text:style-name="T152">R0</text:span><text:span text:style-name="T153">,<text:s/></text:span><text:span text:style-name="T154">0x00</text:span></text:p>
      <text:p text:style-name="Normal"><text:span text:style-name="T155">JZ</text:span><text:span text:style-name="T156"><text:s/></text:span><text:span text:style-name="T157">fin</text:span></text:p>
      <text:p text:style-name="P158"/>
      <text:p text:style-name="Normal"><text:span text:style-name="T159">ciclo</text:span><text:span text:style-name="T160">:</text:span></text:p>
      <text:p text:style-name="Normal"><text:span text:style-name="T161">ADD</text:span><text:span text:style-name="T162"><text:s/></text:span><text:span text:style-name="T163">R1</text:span><text:span text:style-name="T164">,<text:s/></text:span><text:span text:style-name="T165">R2</text:span></text:p>
      <text:p text:style-name="Normal"><text:span text:style-name="T166">ADD</text:span><text:span text:style-name="T167"><text:s/></text:span><text:span text:style-name="T168">R2</text:span><text:span text:style-name="T169">,<text:s/></text:span><text:span text:style-name="T170">0x01</text:span></text:p>
      <text:p text:style-name="Normal"><text:span text:style-name="T171">CMP</text:span><text:span text:style-name="T172"><text:s/></text:span><text:span text:style-name="T173">R2</text:span><text:span text:style-name="T174">,<text:s/></text:span><text:span text:style-name="T175">R0</text:span></text:p>
      <text:p text:style-name="Normal"><text:span text:style-name="T176">JN</text:span><text:span text:style-name="T177"><text:s/></text:span><text:span text:style-name="T178">ciclo</text:span></text:p>
      <text:p text:style-name="P179"/>
      <text:p text:style-name="Normal"><text:span text:style-name="T180">fin</text:span><text:span text:style-name="T181">:</text:span></text:p>
      <text:p text:style-name="Normal"><text:span text:style-name="T182">JMP</text:span><text:span text:style-name="T183"><text:s/></text:span><text:span text:style-name="T184">fin</text:span></text:p>
      <text:p text:style-name="P185"/>
      <text:p text:style-name="P186"/>
      <text:p text:style-name="Normal"><text:span text:style-name="T187">;<text:s/></text:span><text:span text:style-name="T188">psudocódigo</text:span></text:p>
      <text:p text:style-name="Normal"><text:span text:style-name="T189">;<text:s/></text:span><text:span text:style-name="T190">sumador</text:span><text:span text:style-name="T191">_</text:span><text:span text:style-name="T192">n</text:span><text:span text:style-name="T193"><text:s/>(</text:span><text:span text:style-name="T194">n</text:span><text:span text:style-name="T195"><text:s/>:<text:s/></text:span><text:span text:style-name="T196">nat</text:span><text:span text:style-name="T197">)</text:span></text:p>
      <text:p text:style-name="Normal"><text:span text:style-name="T198">;<text:s/></text:span><text:span text:style-name="T199">suma</text:span><text:span text:style-name="T200"><text:s/>=<text:s/></text:span><text:span text:style-name="T201">0</text:span></text:p>
      <text:p text:style-name="Normal"><text:span text:style-name="T202">;<text:s/></text:span><text:span text:style-name="T203">i</text:span><text:span text:style-name="T204"><text:s/>=<text:s/></text:span><text:span text:style-name="T205">1</text:span><text:span text:style-name="T206"><text:s/></text:span></text:p>
      <text:p text:style-name="Normal"><text:span text:style-name="T207">;<text:s/></text:span><text:span text:style-name="T208">while</text:span><text:span text:style-name="T209"><text:s/>(</text:span><text:span text:style-name="T210">i</text:span><text:span text:style-name="T211"><text:s/>&lt;=<text:s/></text:span><text:span text:style-name="T212">n</text:span><text:span text:style-name="T213">)<text:s/></text:span><text:span text:style-name="T214">do</text:span><text:span text:style-name="T215"><text:s/></text:span></text:p>
      <text:p text:style-name="Normal"><text:span text:style-name="T216">; <text:s text:c="4"/></text:span><text:span text:style-name="T217">suma</text:span><text:span text:style-name="T218"><text:s/>=<text:s/></text:span><text:span text:style-name="T219">suma</text:span><text:span text:style-name="T220"><text:s/>+<text:s/></text:span><text:span text:style-name="T221">i</text:span></text:p>
      <text:p text:style-name="Normal"><text:span text:style-name="T222">; <text:s text:c="4"/></text:span><text:span text:style-name="T223">i</text:span><text:span text:style-name="T224"><text:s/>++</text:span></text:p>
      <text:p text:style-name="Normal"><text:span text:style-name="T225">;<text:s/></text:span><text:span text:style-name="T226">endwhile</text:span></text:p>
      <text:p text:style-name="Normal"><text:span text:style-name="T227">;<text:s/></text:span><text:span text:style-name="T228">ret</text:span><text:span text:style-name="T229"><text:s/></text:span><text:span text:style-name="T230">suma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as Lopez</meta:initial-creator>
    <dc:creator>Tomas Lopez</dc:creator>
    <meta:creation-date>2023-11-02T10:27:00Z</meta:creation-date>
    <dc:date>2023-11-02T10:27:00Z</dc:date>
    <meta:template xlink:href="Normal" xlink:type="simple"/>
    <meta:editing-cycles>2</meta:editing-cycles>
    <meta:editing-duration>PT60S</meta:editing-duration>
    <meta:document-statistic meta:page-count="4" meta:paragraph-count="7" meta:word-count="581" meta:character-count="3892" meta:row-count="27" meta:non-whitespace-character-count="3318"/>
  </office:meta>
</office:document-meta>
</file>